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2.718cm"/>
    </style:style>
    <style:style style:name="co3" style:family="table-column">
      <style:table-column-properties fo:break-before="auto" style:column-width="11.03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style:font-name-complex="Calibri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2a6099"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default-cell-style-name="ce6"/>
        <table:table-column table:style-name="co7" table:default-cell-style-name="ce16"/>
        <table:table-column table:style-name="co8" table:number-columns-repeated="19" table:default-cell-style-name="ce16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11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5" office:value-type="string" calcext:value-type="string">
            <text:p>Action réalisée</text:p>
          </table:table-cell>
          <table:table-cell table:style-name="ce17" table:number-columns-repeated="19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bsence de valeur à l’attribut lang pour la balise &lt;html&gt;</text:p>
          </table:table-cell>
          <table:table-cell table:style-name="ce9" office:value-type="string" calcext:value-type="string">
            <text:p>L’attribut lang permet au navigateur et au moteur de recherche de définir la langue utilisée pour l’élément</text:p>
          </table:table-cell>
          <table:table-cell office:value-type="string" calcext:value-type="string">
            <text:p>Affecter une valeur à l’attribut lang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developer.mozilla.org/fr/docs/Web/HTML/Global_attributes/la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a balise meta keywords</text:p>
          </table:table-cell>
          <table:table-cell office:value-type="string" calcext:value-type="string">
            <text:p>La balise keywords est obsolète, de plus les mots clés inclus ne sont pas pertinents</text:p>
          </table:table-cell>
          <table:table-cell office:value-type="string" calcext:value-type="string">
            <text:p>Supprimer la balise meta keyword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www.webrankinfo.com/dossiers/debutants/meta-keywor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La balise meta description est vide</text:p>
          </table:table-cell>
          <table:table-cell table:style-name="ce10" office:value-type="string" calcext:value-type="string">
            <text:p>La balise description permet de décrire une page indexée dans lequel on peut y insérer des mots clés</text:p>
          </table:table-cell>
          <table:table-cell office:value-type="string" calcext:value-type="string">
            <text:p>Rédiger une description unique par page et contenant les principaux mots clé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smartkeyword.io/seo-on-page-balise-meta-description/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table:style-name="ce7" office:value-type="string" calcext:value-type="string">
            <text:p>Absence de la balise meta title</text:p>
          </table:table-cell>
          <table:table-cell table:style-name="ce7" office:value-type="string" calcext:value-type="string">
            <text:p>La balise meta title ajoute un titre à une page indexée dans lequel on peut y insérer des mots clés</text:p>
          </table:table-cell>
          <table:table-cell office:value-type="string" calcext:value-type="string">
            <text:p>Rédiger un titre pertinent contenant les principaux mots clé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www.referenseo.com/guide-seo/balise-title/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accessibilité</text:p>
          </table:table-cell>
          <table:table-cell table:style-name="ce8" office:value-type="string" calcext:value-type="string">
            <text:p>Mauvaise déclaration de format d’image</text:p>
          </table:table-cell>
          <table:table-cell office:value-type="string" calcext:value-type="string">
            <text:p>Le format déclarer ne correspond pas au format de l’image</text:p>
          </table:table-cell>
          <table:table-cell office:value-type="string" calcext:value-type="string">
            <text:p>Déclarer le bon format d’image</text:p>
          </table:table-cell>
          <table:table-cell table:style-name="ce12"/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Absence de titres cohérents via la balise title</text:p>
          </table:table-cell>
          <table:table-cell office:value-type="string" calcext:value-type="string">
            <text:p>La balise title permet de donner un titre à une page web</text:p>
          </table:table-cell>
          <table:table-cell office:value-type="string" calcext:value-type="string">
            <text:p>Rédiger un titre pertinent</text:p>
          </table:table-cell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office:value-type="string" calcext:value-type="string">
            <text:p>Absence de balises sémantiques</text:p>
          </table:table-cell>
          <table:table-cell office:value-type="string" calcext:value-type="string">
            <text:p>Permet de structurer le code.</text:p>
          </table:table-cell>
          <table:table-cell office:value-type="string" calcext:value-type="string">
            <text:p>Utiliser, quand cela est possible les balises sémantiques.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Divs possédants du contenu invisible.</text:p>
          </table:table-cell>
          <table:table-cell office:value-type="string" calcext:value-type="string">
            <text:p>Posséder un texte caché est une mauvaise pratique, y inclure des mots clés est contre-productif et peut avoir l’effet inverse</text:p>
          </table:table-cell>
          <table:table-cell office:value-type="string" calcext:value-type="string">
            <text:p>Ne pas rendre un texte invisible, ne pas inclure les mots clés de cette façon </text:p>
          </table:table-cell>
          <table:table-cell table:style-name="ce12"/>
          <table:table-cell table:number-columns-repeated="1019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Absence de texte alternatif pertinent sur les images</text:p>
          </table:table-cell>
          <table:table-cell office:value-type="string" calcext:value-type="string">
            <text:p>Le texte alternatif permet de décrire l’image et pas d’y insérer une liste de mots clés</text:p>
          </table:table-cell>
          <table:table-cell office:value-type="string" calcext:value-type="string">
            <text:p>Insérer un texte alternatif pertinent en rapport avec l’image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yle inline dans le html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lusieurs balises &lt;li&gt; sont vides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uvais nom pour la page 2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uvais nomination du fichier page2.html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lise h1 h2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tilisation d’images en l;ieu et place d’element 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tilisation de la balmise &lt;br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en footer</text:p>
          </table:table-cell>
          <table:table-cell/>
          <table:table-cell table:style-name="ce7"/>
          <table:table-cell table:style-name="ce1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bsence d’element html titre annuai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 titre pour les annuai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bsence de mentoions leg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e déclaration link script – minifi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 bouton scroll to top est invisible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Mauvaise disposition form et adresse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non reli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 type d’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bsence de type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 attributs dans l’element for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(SEO ou accessiblité ?)</text:p>
          </table:table-cell>
          <table:table-cell office:value-type="string" calcext:value-type="string">
            <text:p>Mauvais redimentionnement d’image portfol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ial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ut le footer a la verti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ial no al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 contrast de couleu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ille image gran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mat imù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vais usage de l’ attribut!important en c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dia queries au millieu du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lange de max et min wid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rl cano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uvaise utilisation des mopts clé</text:p>
          </table:table-cell>
          <table:table-cell table:number-columns-repeated="1022"/>
        </table:table-row>
        <table:table-row table:style-name="ro1" table:number-rows-repeated="960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30T12:33:25</meta:creation-date>
    <meta:initial-creator>Utilisateur Microsoft Office</meta:initial-creator>
    <dc:language>fr-FR</dc:language>
    <dc:date>2022-03-24T18:46:26.811778480</dc:date>
    <meta:editing-cycles>5</meta:editing-cycles>
    <meta:editing-duration>PT30M3S</meta:editing-duration>
    <meta:generator>LibreOffice/6.4.7.2$Linux_X86_64 LibreOffice_project/40$Build-2</meta:generator>
    <meta:document-statistic meta:table-count="1" meta:cell-count="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